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1000">
      <style:table-properties table:display="true" style:writing-mode="lr-tb"/>
    </style:style>
    <style:style style:name="ta2" style:family="table" style:master-page-name="PageStyle_5f_10000">
      <style:table-properties table:display="true" style:writing-mode="lr-tb"/>
    </style:style>
    <style:style style:name="ta3" style:family="table" style:master-page-name="PageStyle_5f_100000">
      <style:table-properties table:display="true" style:writing-mode="lr-tb"/>
    </style:style>
    <style:style style:name="ta4" style:family="table" style:master-page-name="PageStyle_5f_1000000">
      <style:table-properties table:display="true" style:writing-mode="lr-tb"/>
    </style:style>
    <style:style style:name="ta5" style:family="table" style:master-page-name="PageStyle_5f_Runtime_20_developmen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 in m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office:value-type="float" office:value="1410" calcext:value-type="float">
            <text:p>1410</text:p>
          </table:table-cell>
          <table:table-cell office:value-type="float" office:value="85" calcext:value-type="float">
            <text:p>85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  <table:table-cell office:value-type="float" office:value="2564" calcext:value-type="float">
            <text:p>2564</text:p>
          </table:table-cell>
          <table:table-cell office:value-type="float" office:value="85" calcext:value-type="float">
            <text:p>85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office:value-type="float" office:value="119" calcext:value-type="float">
            <text:p>119</text:p>
          </table:table-cell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  <table:table-cell office:value-type="float" office:value="7485" calcext:value-type="float">
            <text:p>7485</text:p>
          </table:table-cell>
          <table:table-cell office:value-type="float" office:value="6622" calcext:value-type="float">
            <text:p>6622</text:p>
          </table:table-cell>
          <table:table-cell office:value-type="float" office:value="6096" calcext:value-type="float">
            <text:p>6096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3021" calcext:value-type="float">
            <text:p>3021</text:p>
          </table:table-cell>
          <table:table-cell office:value-type="float" office:value="6042" calcext:value-type="float">
            <text:p>6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343" calcext:value-type="float">
            <text:p>343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office:value-type="float" office:value="293" calcext:value-type="float">
            <text:p>293</text:p>
          </table:table-cell>
          <table:table-cell office:value-type="float" office:value="4366" calcext:value-type="float">
            <text:p>4366</text:p>
          </table:table-cell>
          <table:table-cell office:value-type="float" office:value="985" calcext:value-type="float">
            <text:p>985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2493" calcext:value-type="float">
            <text:p>2493</text:p>
          </table:table-cell>
          <table:table-cell office:value-type="float" office:value="312" calcext:value-type="float">
            <text:p>312</text:p>
          </table:table-cell>
          <table:table-cell office:value-type="float" office:value="1388" calcext:value-type="float">
            <text:p>1388</text:p>
          </table:table-cell>
          <table:table-cell office:value-type="float" office:value="1700" calcext:value-type="float">
            <text:p>17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3503" calcext:value-type="float">
            <text:p>3503</text:p>
          </table:table-cell>
          <table:table-cell office:value-type="float" office:value="5635" calcext:value-type="float">
            <text:p>5635</text:p>
          </table:table-cell>
          <table:table-cell office:value-type="float" office:value="7524" calcext:value-type="float">
            <text:p>7524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5112" calcext:value-type="float">
            <text:p>5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4265" calcext:value-type="float">
            <text:p>4265</text:p>
          </table:table-cell>
          <table:table-cell office:value-type="float" office:value="70" calcext:value-type="float">
            <text:p>70</text:p>
          </table:table-cell>
          <table:table-cell office:value-type="float" office:value="32261" calcext:value-type="float">
            <text:p>32261</text:p>
          </table:table-cell>
          <table:table-cell office:value-type="float" office:value="25691" calcext:value-type="float">
            <text:p>25691</text:p>
          </table:table-cell>
          <table:table-cell office:value-type="float" office:value="300913" calcext:value-type="float">
            <text:p>300913</text:p>
          </table:table-cell>
          <table:table-cell office:value-type="float" office:value="21327" calcext:value-type="float">
            <text:p>21327</text:p>
          </table:table-cell>
          <table:table-cell office:value-type="float" office:value="15736" calcext:value-type="float">
            <text:p>15736</text:p>
          </table:table-cell>
          <table:table-cell office:value-type="float" office:value="13076" calcext:value-type="float">
            <text:p>13076</text:p>
          </table:table-cell>
          <table:table-cell office:value-type="float" office:value="28812" calcext:value-type="float">
            <text:p>28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0180" calcext:value-type="float">
            <text:p>10180</text:p>
          </table:table-cell>
          <table:table-cell office:value-type="float" office:value="130" calcext:value-type="float">
            <text:p>130</text:p>
          </table:table-cell>
          <table:table-cell office:value-type="float" office:value="1816" calcext:value-type="float">
            <text:p>1816</text:p>
          </table:table-cell>
          <table:table-cell office:value-type="float" office:value="6972" calcext:value-type="float">
            <text:p>6972</text:p>
          </table:table-cell>
          <table:table-cell office:value-type="float" office:value="853" calcext:value-type="float">
            <text:p>853</text:p>
          </table:table-cell>
          <table:table-cell office:value-type="float" office:value="706" calcext:value-type="float">
            <text:p>706</text:p>
          </table:table-cell>
          <table:table-cell office:value-type="float" office:value="1559" calcext:value-type="float">
            <text:p>1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99" calcext:value-type="float">
            <text:p>99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875" calcext:value-type="float">
            <text:p>8875</text:p>
          </table:table-cell>
          <table:table-cell office:value-type="float" office:value="45" calcext:value-type="float">
            <text:p>45</text:p>
          </table:table-cell>
          <table:table-cell office:value-type="float" office:value="563" calcext:value-type="float">
            <text:p>563</text:p>
          </table:table-cell>
          <table:table-cell office:value-type="float" office:value="6972" calcext:value-type="float">
            <text:p>697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182" calcext:value-type="float">
            <text:p>4182</text:p>
          </table:table-cell>
          <table:table-cell office:value-type="float" office:value="230" calcext:value-type="float">
            <text:p>230</text:p>
          </table:table-cell>
          <table:table-cell office:value-type="float" office:value="1239" calcext:value-type="float">
            <text:p>1239</text:p>
          </table:table-cell>
          <table:table-cell office:value-type="float" office:value="866" calcext:value-type="float">
            <text:p>86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2909" calcext:value-type="float">
            <text:p>2909</text:p>
          </table:table-cell>
          <table:table-cell office:value-type="float" office:value="7" calcext:value-type="float">
            <text:p>7</text:p>
          </table:table-cell>
          <table:table-cell office:value-type="float" office:value="18758" calcext:value-type="float">
            <text:p>18758</text:p>
          </table:table-cell>
          <table:table-cell office:value-type="float" office:value="11767" calcext:value-type="float">
            <text:p>11767</text:p>
          </table:table-cell>
          <table:table-cell office:value-type="float" office:value="39299" calcext:value-type="float">
            <text:p>39299</text:p>
          </table:table-cell>
          <table:table-cell office:value-type="float" office:value="8117" calcext:value-type="float">
            <text:p>8117</text:p>
          </table:table-cell>
          <table:table-cell office:value-type="float" office:value="12152" calcext:value-type="float">
            <text:p>12152</text:p>
          </table:table-cell>
          <table:table-cell office:value-type="float" office:value="12002" calcext:value-type="float">
            <text:p>12002</text:p>
          </table:table-cell>
          <table:table-cell office:value-type="float" office:value="24154" calcext:value-type="float">
            <text:p>2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2257" calcext:value-type="float">
            <text:p>2257</text:p>
          </table:table-cell>
          <table:table-cell office:value-type="float" office:value="148" calcext:value-type="float">
            <text:p>148</text:p>
          </table:table-cell>
          <table:table-cell office:value-type="float" office:value="2011" calcext:value-type="float">
            <text:p>2011</text:p>
          </table:table-cell>
          <table:table-cell office:value-type="float" office:value="834" calcext:value-type="float">
            <text:p>834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08" calcext:value-type="float">
            <text:p>5008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5550" calcext:value-type="float">
            <text:p>55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1013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formula="of:=[$'1000'.C2]" office:value-type="float" office:value="1410" calcext:value-type="float">
            <text:p>1410</text:p>
          </table:table-cell>
          <table:table-cell office:value-type="float" office:value="642" calcext:value-type="float">
            <text:p>642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office:value-type="float" office:value="2564" calcext:value-type="float">
            <text:p>2564</text:p>
          </table:table-cell>
          <table:table-cell office:value-type="float" office:value="642" calcext:value-type="float">
            <text:p>642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table:number-columns-repeated="1013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formula="of:=[$'1000'.C3]"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1808" calcext:value-type="float">
            <text:p>1808</text:p>
          </table:table-cell>
          <table:table-cell office:value-type="float" office:value="659" calcext:value-type="float">
            <text:p>659</text:p>
          </table:table-cell>
          <table:table-cell office:value-type="float" office:value="1811" calcext:value-type="float">
            <text:p>1811</text:p>
          </table:table-cell>
          <table:table-cell office:value-type="float" office:value="9" calcext:value-type="float">
            <text:p>9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table:number-columns-repeated="1013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formula="of:=[$'1000'.C4]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09" calcext:value-type="float">
            <text:p>1009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formula="of:=[$'1000'.C5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45" calcext:value-type="float">
            <text:p>1045</text:p>
          </table:table-cell>
          <table:table-cell office:value-type="float" office:value="62" calcext:value-type="float">
            <text:p>62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formula="of:=[$'1000'.C6]" office:value-type="float" office:value="2843" calcext:value-type="float">
            <text:p>2843</text:p>
          </table:table-cell>
          <table:table-cell office:value-type="float" office:value="12" calcext:value-type="float">
            <text:p>12</text:p>
          </table:table-cell>
          <table:table-cell office:value-type="float" office:value="173180" calcext:value-type="float">
            <text:p>173180</text:p>
          </table:table-cell>
          <table:table-cell office:value-type="float" office:value="170659" calcext:value-type="float">
            <text:p>170659</text:p>
          </table:table-cell>
          <table:table-cell office:value-type="float" office:value="8917" calcext:value-type="float">
            <text:p>8917</text:p>
          </table:table-cell>
          <table:table-cell office:value-type="float" office:value="17417" calcext:value-type="float">
            <text:p>17417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1013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formula="of:=[$'1000'.C7]" office:value-type="float" office:value="343" calcext:value-type="float">
            <text:p>343</text:p>
          </table:table-cell>
          <table:table-cell office:value-type="float" office:value="839" calcext:value-type="float">
            <text:p>839</text:p>
          </table:table-cell>
          <table:table-cell office:value-type="float" office:value="2528" calcext:value-type="float">
            <text:p>2528</text:p>
          </table:table-cell>
          <table:table-cell office:value-type="float" office:value="466" calcext:value-type="float">
            <text:p>466</text:p>
          </table:table-cell>
          <table:table-cell office:value-type="float" office:value="4368" calcext:value-type="float">
            <text:p>4368</text:p>
          </table:table-cell>
          <table:table-cell office:value-type="float" office:value="2915" calcext:value-type="float">
            <text:p>2915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 table:number-columns-repeated="1013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formula="of:=[$'1000'.C8]" office:value-type="float" office:value="303" calcext:value-type="float">
            <text:p>303</text:p>
          </table:table-cell>
          <table:table-cell office:value-type="float" office:value="37" calcext:value-type="float">
            <text:p>37</text:p>
          </table:table-cell>
          <table:table-cell office:value-type="float" office:value="3360" calcext:value-type="float">
            <text:p>3360</text:p>
          </table:table-cell>
          <table:table-cell office:value-type="float" office:value="2037" calcext:value-type="float">
            <text:p>2037</text:p>
          </table:table-cell>
          <table:table-cell office:value-type="float" office:value="2064" calcext:value-type="float">
            <text:p>2064</text:p>
          </table:table-cell>
          <table:table-cell office:value-type="float" office:value="6130" calcext:value-type="float">
            <text:p>6130</text:p>
          </table:table-cell>
          <table:table-cell office:value-type="float" office:value="310" calcext:value-type="float">
            <text:p>310</text:p>
          </table:table-cell>
          <table:table-cell office:value-type="float" office:value="1379" calcext:value-type="float">
            <text:p>1379</text:p>
          </table:table-cell>
          <table:table-cell office:value-type="float" office:value="1689" calcext:value-type="float">
            <text:p>1689</text:p>
          </table:table-cell>
          <table:table-cell table:number-columns-repeated="1013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formula="of:=[$'1000'.C9]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4367" calcext:value-type="float">
            <text:p>14367</text:p>
          </table:table-cell>
          <table:table-cell office:value-type="float" office:value="9699" calcext:value-type="float">
            <text:p>9699</text:p>
          </table:table-cell>
          <table:table-cell office:value-type="float" office:value="5764" calcext:value-type="float">
            <text:p>5764</text:p>
          </table:table-cell>
          <table:table-cell office:value-type="float" office:value="15004" calcext:value-type="float">
            <text:p>15004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 table:number-columns-repeated="1013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formula="of:=[$'1000'.C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formula="of:=[$'1000'.C11]" office:value-type="float" office:value="4265" calcext:value-type="float">
            <text:p>4265</text:p>
          </table:table-cell>
          <table:table-cell office:value-type="float" office:value="643" calcext:value-type="float">
            <text:p>643</text:p>
          </table:table-cell>
          <table:table-cell office:value-type="float" office:value="572127" calcext:value-type="float">
            <text:p>572127</text:p>
          </table:table-cell>
          <table:table-cell office:value-type="float" office:value="560876" calcext:value-type="float">
            <text:p>560876</text:p>
          </table:table-cell>
          <table:table-cell office:value-type="float" office:value="1387691" calcext:value-type="float">
            <text:p>1387691</text:p>
          </table:table-cell>
          <table:table-cell office:value-type="float" office:value="147359" calcext:value-type="float">
            <text:p>147359</text:p>
          </table:table-cell>
          <table:table-cell office:value-type="float" office:value="15637" calcext:value-type="float">
            <text:p>15637</text:p>
          </table:table-cell>
          <table:table-cell office:value-type="float" office:value="12994" calcext:value-type="float">
            <text:p>12994</text:p>
          </table:table-cell>
          <table:table-cell office:value-type="float" office:value="28631" calcext:value-type="float">
            <text:p>28631</text:p>
          </table:table-cell>
          <table:table-cell table:number-columns-repeated="1013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formula="of:=[$'1000'.C12]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7361" calcext:value-type="float">
            <text:p>7361</text:p>
          </table:table-cell>
          <table:table-cell office:value-type="float" office:value="850" calcext:value-type="float">
            <text:p>850</text:p>
          </table:table-cell>
          <table:table-cell office:value-type="float" office:value="3411" calcext:value-type="float">
            <text:p>3411</text:p>
          </table:table-cell>
          <table:table-cell office:value-type="float" office:value="8752" calcext:value-type="float">
            <text:p>8752</text:p>
          </table:table-cell>
          <table:table-cell office:value-type="float" office:value="855" calcext:value-type="float">
            <text:p>855</text:p>
          </table:table-cell>
          <table:table-cell office:value-type="float" office:value="708" calcext:value-type="float">
            <text:p>708</text:p>
          </table:table-cell>
          <table:table-cell office:value-type="float" office:value="1563" calcext:value-type="float">
            <text:p>1563</text:p>
          </table:table-cell>
          <table:table-cell table:number-columns-repeated="1013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formula="of:=[$'1000'.C13]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203" calcext:value-type="float">
            <text:p>4203</text:p>
          </table:table-cell>
          <table:table-cell office:value-type="float" office:value="149" calcext:value-type="float">
            <text:p>149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044</text:p>
          </table:table-cell>
          <table:table-cell table:number-columns-repeated="1013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formula="of:=[$'1000'.C14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413" calcext:value-type="float">
            <text:p>7413</text:p>
          </table:table-cell>
          <table:table-cell office:value-type="float" office:value="115" calcext:value-type="float">
            <text:p>115</text:p>
          </table:table-cell>
          <table:table-cell office:value-type="float" office:value="626" calcext:value-type="float">
            <text:p>626</text:p>
          </table:table-cell>
          <table:table-cell office:value-type="float" office:value="8742" calcext:value-type="float">
            <text:p>874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formula="of:=[$'1000'.C15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06" calcext:value-type="float">
            <text:p>5206</text:p>
          </table:table-cell>
          <table:table-cell office:value-type="float" office:value="1621" calcext:value-type="float">
            <text:p>1621</text:p>
          </table:table-cell>
          <table:table-cell office:value-type="float" office:value="2912" calcext:value-type="float">
            <text:p>2912</text:p>
          </table:table-cell>
          <table:table-cell office:value-type="float" office:value="1299" calcext:value-type="float">
            <text:p>129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formula="of:=[$'1000'.C16]" office:value-type="float" office:value="2909" calcext:value-type="float">
            <text:p>2909</text:p>
          </table:table-cell>
          <table:table-cell office:value-type="float" office:value="67" calcext:value-type="float">
            <text:p>67</text:p>
          </table:table-cell>
          <table:table-cell office:value-type="float" office:value="567007" calcext:value-type="float">
            <text:p>567007</text:p>
          </table:table-cell>
          <table:table-cell office:value-type="float" office:value="560811" calcext:value-type="float">
            <text:p>560811</text:p>
          </table:table-cell>
          <table:table-cell office:value-type="float" office:value="47567" calcext:value-type="float">
            <text:p>47567</text:p>
          </table:table-cell>
          <table:table-cell office:value-type="float" office:value="30639" calcext:value-type="float">
            <text:p>30639</text:p>
          </table:table-cell>
          <table:table-cell office:value-type="float" office:value="12066" calcext:value-type="float">
            <text:p>12066</text:p>
          </table:table-cell>
          <table:table-cell office:value-type="float" office:value="11922" calcext:value-type="float">
            <text:p>11922</text:p>
          </table:table-cell>
          <table:table-cell office:value-type="float" office:value="23988" calcext:value-type="float">
            <text:p>23988</text:p>
          </table:table-cell>
          <table:table-cell table:number-columns-repeated="1013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formula="of:=[$'1000'.C17]"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644" calcext:value-type="float">
            <text:p>2644</text:p>
          </table:table-cell>
          <table:table-cell office:value-type="float" office:value="268" calcext:value-type="float">
            <text:p>268</text:p>
          </table:table-cell>
          <table:table-cell office:value-type="float" office:value="2001" calcext:value-type="float">
            <text:p>2001</text:p>
          </table:table-cell>
          <table:table-cell office:value-type="float" office:value="973" calcext:value-type="float">
            <text:p>973</text:p>
          </table:table-cell>
          <table:table-cell office:value-type="float" office:value="636" calcext:value-type="float">
            <text:p>636</text:p>
          </table:table-cell>
          <table:table-cell office:value-type="float" office:value="424" calcext:value-type="float">
            <text:p>424</text:p>
          </table:table-cell>
          <table:table-cell office:value-type="float" office:value="1060" calcext:value-type="float">
            <text:p>1060</text:p>
          </table:table-cell>
          <table:table-cell table:number-columns-repeated="1013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formula="of:=[$'1000'.C1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83" calcext:value-type="float">
            <text:p>4283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float" office:value="7310" calcext:value-type="float">
            <text:p>7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1013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formula="of:=[$'1000'.C2]" office:value-type="float" office:value="1410" calcext:value-type="float">
            <text:p>1410</text:p>
          </table:table-cell>
          <table:table-cell office:value-type="float" office:value="7567" calcext:value-type="float">
            <text:p>7567</text:p>
          </table:table-cell>
          <table:table-cell office:value-type="float" office:value="12272" calcext:value-type="float">
            <text:p>12272</text:p>
          </table:table-cell>
          <table:table-cell office:value-type="float" office:value="671" calcext:value-type="float">
            <text:p>671</text:p>
          </table:table-cell>
          <table:table-cell office:value-type="float" office:value="2564" calcext:value-type="float">
            <text:p>2564</text:p>
          </table:table-cell>
          <table:table-cell office:value-type="float" office:value="7567" calcext:value-type="float">
            <text:p>7567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table:number-columns-repeated="1013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formula="of:=[$'1000'.C3]" office:value-type="float" office:value="781" calcext:value-type="float">
            <text:p>781</text:p>
          </table:table-cell>
          <table:table-cell office:value-type="float" office:value="142" calcext:value-type="float">
            <text:p>142</text:p>
          </table:table-cell>
          <table:table-cell office:value-type="float" office:value="18168" calcext:value-type="float">
            <text:p>18168</text:p>
          </table:table-cell>
          <table:table-cell office:value-type="float" office:value="7896" calcext:value-type="float">
            <text:p>7896</text:p>
          </table:table-cell>
          <table:table-cell office:value-type="float" office:value="1811" calcext:value-type="float">
            <text:p>1811</text:p>
          </table:table-cell>
          <table:table-cell office:value-type="float" office:value="142" calcext:value-type="float">
            <text:p>142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table:number-columns-repeated="1013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formula="of:=[$'1000'.C4]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0480" calcext:value-type="float">
            <text:p>10480</text:p>
          </table:table-cell>
          <table:table-cell office:value-type="float" office:value="380" calcext:value-type="float">
            <text:p>38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formula="of:=[$'1000'.C5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858" calcext:value-type="float">
            <text:p>10858</text:p>
          </table:table-cell>
          <table:table-cell office:value-type="float" office:value="835" calcext:value-type="float">
            <text:p>835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formula="of:=[$'1000'.C6]" office:value-type="float" office:value="2843" calcext:value-type="float">
            <text:p>2843</text:p>
          </table:table-cell>
          <table:table-cell office:value-type="float" office:value="96" calcext:value-type="float">
            <text:p>96</text:p>
          </table:table-cell>
          <table:table-cell office:value-type="float" office:value="4414403" calcext:value-type="float">
            <text:p>4414403</text:p>
          </table:table-cell>
          <table:table-cell office:value-type="float" office:value="4391053" calcext:value-type="float">
            <text:p>4391053</text:p>
          </table:table-cell>
          <table:table-cell office:value-type="float" office:value="8924" calcext:value-type="float">
            <text:p>8924</text:p>
          </table:table-cell>
          <table:table-cell office:value-type="float" office:value="166111" calcext:value-type="float">
            <text:p>16611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1013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formula="of:=[$'1000'.C7]" office:value-type="float" office:value="343" calcext:value-type="float">
            <text:p>343</text:p>
          </table:table-cell>
          <table:table-cell office:value-type="float" office:value="10245" calcext:value-type="float">
            <text:p>10245</text:p>
          </table:table-cell>
          <table:table-cell office:value-type="float" office:value="23779" calcext:value-type="float">
            <text:p>23779</text:p>
          </table:table-cell>
          <table:table-cell office:value-type="float" office:value="2335" calcext:value-type="float">
            <text:p>2335</text:p>
          </table:table-cell>
          <table:table-cell office:value-type="float" office:value="4369" calcext:value-type="float">
            <text:p>4369</text:p>
          </table:table-cell>
          <table:table-cell office:value-type="float" office:value="17969" calcext:value-type="float">
            <text:p>17969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 table:number-columns-repeated="1013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formula="of:=[$'1000'.C8]" office:value-type="float" office:value="303" calcext:value-type="float">
            <text:p>303</text:p>
          </table:table-cell>
          <table:table-cell office:value-type="float" office:value="364" calcext:value-type="float">
            <text:p>364</text:p>
          </table:table-cell>
          <table:table-cell office:value-type="float" office:value="30854" calcext:value-type="float">
            <text:p>30854</text:p>
          </table:table-cell>
          <table:table-cell office:value-type="float" office:value="18620" calcext:value-type="float">
            <text:p>18620</text:p>
          </table:table-cell>
          <table:table-cell office:value-type="float" office:value="2064" calcext:value-type="float">
            <text:p>2064</text:p>
          </table:table-cell>
          <table:table-cell office:value-type="float" office:value="13405" calcext:value-type="float">
            <text:p>13405</text:p>
          </table:table-cell>
          <table:table-cell office:value-type="float" office:value="310" calcext:value-type="float">
            <text:p>310</text:p>
          </table:table-cell>
          <table:table-cell office:value-type="float" office:value="1379" calcext:value-type="float">
            <text:p>1379</text:p>
          </table:table-cell>
          <table:table-cell office:value-type="float" office:value="1689" calcext:value-type="float">
            <text:p>1689</text:p>
          </table:table-cell>
          <table:table-cell table:number-columns-repeated="1013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formula="of:=[$'1000'.C9]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95849" calcext:value-type="float">
            <text:p>95849</text:p>
          </table:table-cell>
          <table:table-cell office:value-type="float" office:value="50329" calcext:value-type="float">
            <text:p>50329</text:p>
          </table:table-cell>
          <table:table-cell office:value-type="float" office:value="5904" calcext:value-type="float">
            <text:p>5904</text:p>
          </table:table-cell>
          <table:table-cell office:value-type="float" office:value="28262" calcext:value-type="float">
            <text:p>28262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 table:number-columns-repeated="1013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formula="of:=[$'1000'.C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36" calcext:value-type="float">
            <text:p>11036</text:p>
          </table:table-cell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  <table:table-cell office:value-type="float" office:value="8190" calcext:value-type="float">
            <text:p>81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formula="of:=[$'1000'.C11]" office:value-type="float" office:value="4265" calcext:value-type="float">
            <text:p>4265</text:p>
          </table:table-cell>
          <table:table-cell office:value-type="float" office:value="6207" calcext:value-type="float">
            <text:p>6207</text:p>
          </table:table-cell>
          <table:table-cell office:value-type="float" office:value="8644636" calcext:value-type="float">
            <text:p>8644636</text:p>
          </table:table-cell>
          <table:table-cell office:value-type="float" office:value="8559385" calcext:value-type="float">
            <text:p>8559385</text:p>
          </table:table-cell>
          <table:table-cell office:value-type="float" office:value="1170661" calcext:value-type="float">
            <text:p>1170661</text:p>
          </table:table-cell>
          <table:table-cell office:value-type="float" office:value="1271744" calcext:value-type="float">
            <text:p>1271744</text:p>
          </table:table-cell>
          <table:table-cell office:value-type="float" office:value="15637" calcext:value-type="float">
            <text:p>15637</text:p>
          </table:table-cell>
          <table:table-cell office:value-type="float" office:value="12994" calcext:value-type="float">
            <text:p>12994</text:p>
          </table:table-cell>
          <table:table-cell office:value-type="float" office:value="28631" calcext:value-type="float">
            <text:p>28631</text:p>
          </table:table-cell>
          <table:table-cell table:number-columns-repeated="1013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formula="of:=[$'1000'.C12]"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85317" calcext:value-type="float">
            <text:p>85317</text:p>
          </table:table-cell>
          <table:table-cell office:value-type="float" office:value="43647" calcext:value-type="float">
            <text:p>43647</text:p>
          </table:table-cell>
          <table:table-cell office:value-type="float" office:value="24508" calcext:value-type="float">
            <text:p>24508</text:p>
          </table:table-cell>
          <table:table-cell office:value-type="float" office:value="11443" calcext:value-type="float">
            <text:p>11443</text:p>
          </table:table-cell>
          <table:table-cell office:value-type="float" office:value="855" calcext:value-type="float">
            <text:p>855</text:p>
          </table:table-cell>
          <table:table-cell office:value-type="float" office:value="708" calcext:value-type="float">
            <text:p>708</text:p>
          </table:table-cell>
          <table:table-cell office:value-type="float" office:value="1563" calcext:value-type="float">
            <text:p>1563</text:p>
          </table:table-cell>
          <table:table-cell table:number-columns-repeated="1013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formula="of:=[$'1000'.C13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6547" calcext:value-type="float">
            <text:p>36547</text:p>
          </table:table-cell>
          <table:table-cell office:value-type="float" office:value="3786" calcext:value-type="float">
            <text:p>3786</text:p>
          </table:table-cell>
          <table:table-cell office:value-type="float" office:value="11429" calcext:value-type="float">
            <text:p>11429</text:p>
          </table:table-cell>
          <table:table-cell office:value-type="float" office:value="1123" calcext:value-type="float">
            <text:p>1123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044</text:p>
          </table:table-cell>
          <table:table-cell table:number-columns-repeated="1013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formula="of:=[$'1000'.C14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4110" calcext:value-type="float">
            <text:p>64110</text:p>
          </table:table-cell>
          <table:table-cell office:value-type="float" office:value="12424" calcext:value-type="float">
            <text:p>12424</text:p>
          </table:table-cell>
          <table:table-cell office:value-type="float" office:value="11373" calcext:value-type="float">
            <text:p>11373</text:p>
          </table:table-cell>
          <table:table-cell office:value-type="float" office:value="9262" calcext:value-type="float">
            <text:p>926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formula="of:=[$'1000'.C15]"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80119" calcext:value-type="float">
            <text:p>80119</text:p>
          </table:table-cell>
          <table:table-cell office:value-type="float" office:value="52085" calcext:value-type="float">
            <text:p>52085</text:p>
          </table:table-cell>
          <table:table-cell office:value-type="float" office:value="7865" calcext:value-type="float">
            <text:p>7865</text:p>
          </table:table-cell>
          <table:table-cell office:value-type="float" office:value="3887" calcext:value-type="float">
            <text:p>388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formula="of:=[$'1000'.C16]" office:value-type="float" office:value="2909" calcext:value-type="float">
            <text:p>2909</text:p>
          </table:table-cell>
          <table:table-cell office:value-type="float" office:value="830" calcext:value-type="float">
            <text:p>830</text:p>
          </table:table-cell>
          <table:table-cell office:value-type="float" office:value="15241550" calcext:value-type="float">
            <text:p>15241550</text:p>
          </table:table-cell>
          <table:table-cell office:value-type="float" office:value="15204180" calcext:value-type="float">
            <text:p>15204180</text:p>
          </table:table-cell>
          <table:table-cell office:value-type="float" office:value="54113" calcext:value-type="float">
            <text:p>54113</text:p>
          </table:table-cell>
          <table:table-cell office:value-type="float" office:value="235396" calcext:value-type="float">
            <text:p>235396</text:p>
          </table:table-cell>
          <table:table-cell office:value-type="float" office:value="12066" calcext:value-type="float">
            <text:p>12066</text:p>
          </table:table-cell>
          <table:table-cell office:value-type="float" office:value="11922" calcext:value-type="float">
            <text:p>11922</text:p>
          </table:table-cell>
          <table:table-cell office:value-type="float" office:value="23988" calcext:value-type="float">
            <text:p>23988</text:p>
          </table:table-cell>
          <table:table-cell table:number-columns-repeated="1013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formula="of:=[$'1000'.C17]"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19193" calcext:value-type="float">
            <text:p>19193</text:p>
          </table:table-cell>
          <table:table-cell office:value-type="float" office:value="2937" calcext:value-type="float">
            <text:p>2937</text:p>
          </table:table-cell>
          <table:table-cell office:value-type="float" office:value="2003" calcext:value-type="float">
            <text:p>2003</text:p>
          </table:table-cell>
          <table:table-cell office:value-type="float" office:value="1956" calcext:value-type="float">
            <text:p>1956</text:p>
          </table:table-cell>
          <table:table-cell office:value-type="float" office:value="636" calcext:value-type="float">
            <text:p>636</text:p>
          </table:table-cell>
          <table:table-cell office:value-type="float" office:value="424" calcext:value-type="float">
            <text:p>424</text:p>
          </table:table-cell>
          <table:table-cell office:value-type="float" office:value="1060" calcext:value-type="float">
            <text:p>1060</text:p>
          </table:table-cell>
          <table:table-cell table:number-columns-repeated="1013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formula="of:=[$'1000'.C1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994" calcext:value-type="float">
            <text:p>30994</text:p>
          </table:table-cell>
          <table:table-cell office:value-type="float" office:value="684" calcext:value-type="float">
            <text:p>684</text:p>
          </table:table-cell>
          <table:table-cell office:value-type="float" office:value="188" calcext:value-type="float">
            <text:p>188</text:p>
          </table:table-cell>
          <table:table-cell office:value-type="float" office:value="8372" calcext:value-type="float">
            <text:p>83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0" table:style-name="ta4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1013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formula="of:=[$'1000'.C2]" office:value-type="float" office:value="1410" calcext:value-type="float">
            <text:p>1410</text:p>
          </table:table-cell>
          <table:table-cell office:value-type="float" office:value="73659" calcext:value-type="float">
            <text:p>73659</text:p>
          </table:table-cell>
          <table:table-cell office:value-type="float" office:value="127243" calcext:value-type="float">
            <text:p>127243</text:p>
          </table:table-cell>
          <table:table-cell office:value-type="float" office:value="8933" calcext:value-type="float">
            <text:p>8933</text:p>
          </table:table-cell>
          <table:table-cell office:value-type="float" office:value="2564" calcext:value-type="float">
            <text:p>2564</text:p>
          </table:table-cell>
          <table:table-cell office:value-type="float" office:value="73659" calcext:value-type="float">
            <text:p>73659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table:number-columns-repeated="1013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formula="of:=[$'1000'.C3]" office:value-type="float" office:value="781" calcext:value-type="float">
            <text:p>781</text:p>
          </table:table-cell>
          <table:table-cell office:value-type="float" office:value="1264" calcext:value-type="float">
            <text:p>1264</text:p>
          </table:table-cell>
          <table:table-cell office:value-type="float" office:value="198135" calcext:value-type="float">
            <text:p>198135</text:p>
          </table:table-cell>
          <table:table-cell office:value-type="float" office:value="94466" calcext:value-type="float">
            <text:p>94466</text:p>
          </table:table-cell>
          <table:table-cell office:value-type="float" office:value="1811" calcext:value-type="float">
            <text:p>1811</text:p>
          </table:table-cell>
          <table:table-cell office:value-type="float" office:value="1264" calcext:value-type="float">
            <text:p>1264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table:number-columns-repeated="1013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formula="of:=[$'1000'.C4]" office:value-type="float" office:value="27" calcext:value-type="float">
            <text:p>27</text:p>
          </table:table-cell>
          <table:table-cell office:value-type="float" office:value="789" calcext:value-type="float">
            <text:p>789</text:p>
          </table:table-cell>
          <table:table-cell office:value-type="float" office:value="120447" calcext:value-type="float">
            <text:p>120447</text:p>
          </table:table-cell>
          <table:table-cell office:value-type="float" office:value="5564" calcext:value-type="float">
            <text:p>5564</text:p>
          </table:table-cell>
          <table:table-cell office:value-type="float" office:value="71" calcext:value-type="float">
            <text:p>71</text:p>
          </table:table-cell>
          <table:table-cell office:value-type="float" office:value="789" calcext:value-type="float">
            <text:p>78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formula="of:=[$'1000'.C5]"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15210" calcext:value-type="float">
            <text:p>115210</text:p>
          </table:table-cell>
          <table:table-cell office:value-type="float" office:value="12405" calcext:value-type="float">
            <text:p>12405</text:p>
          </table:table-cell>
          <table:table-cell office:value-type="float" office:value="274" calcext:value-type="float">
            <text:p>274</text:p>
          </table:table-cell>
          <table:table-cell office:value-type="float" office:value="72" calcext:value-type="float">
            <text:p>72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formula="of:=[$'1000'.C6]" office:value-type="float" office:value="2843" calcext:value-type="float">
            <text:p>2843</text:p>
          </table:table-cell>
          <table:table-cell office:value-type="float" office:value="1426" calcext:value-type="float">
            <text:p>1426</text:p>
          </table:table-cell>
          <table:table-cell office:value-type="float" office:value="82150101" calcext:value-type="float">
            <text:p>82150101</text:p>
          </table:table-cell>
          <table:table-cell office:value-type="float" office:value="81901108" calcext:value-type="float">
            <text:p>81901108</text:p>
          </table:table-cell>
          <table:table-cell office:value-type="float" office:value="9097" calcext:value-type="float">
            <text:p>9097</text:p>
          </table:table-cell>
          <table:table-cell office:value-type="float" office:value="1655613" calcext:value-type="float">
            <text:p>1655613</text:p>
          </table:table-cell>
          <table:table-cell table:number-columns-repeated="2" office:value-type="float" office:value="3001" calcext:value-type="float">
            <text:p>3001</text:p>
          </table:table-cell>
          <table:table-cell office:value-type="float" office:value="6002" calcext:value-type="float">
            <text:p>6002</text:p>
          </table:table-cell>
          <table:table-cell table:number-columns-repeated="1013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formula="of:=[$'1000'.C7]" office:value-type="float" office:value="343" calcext:value-type="float">
            <text:p>343</text:p>
          </table:table-cell>
          <table:table-cell office:value-type="float" office:value="96653" calcext:value-type="float">
            <text:p>96653</text:p>
          </table:table-cell>
          <table:table-cell office:value-type="float" office:value="289991" calcext:value-type="float">
            <text:p>289991</text:p>
          </table:table-cell>
          <table:table-cell office:value-type="float" office:value="77104" calcext:value-type="float">
            <text:p>77104</text:p>
          </table:table-cell>
          <table:table-cell office:value-type="float" office:value="4369" calcext:value-type="float">
            <text:p>4369</text:p>
          </table:table-cell>
          <table:table-cell office:value-type="float" office:value="250806" calcext:value-type="float">
            <text:p>250806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 table:number-columns-repeated="1013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formula="of:=[$'1000'.C8]" office:value-type="float" office:value="303" calcext:value-type="float">
            <text:p>303</text:p>
          </table:table-cell>
          <table:table-cell office:value-type="float" office:value="3378" calcext:value-type="float">
            <text:p>3378</text:p>
          </table:table-cell>
          <table:table-cell office:value-type="float" office:value="278753" calcext:value-type="float">
            <text:p>278753</text:p>
          </table:table-cell>
          <table:table-cell office:value-type="float" office:value="155731" calcext:value-type="float">
            <text:p>155731</text:p>
          </table:table-cell>
          <table:table-cell office:value-type="float" office:value="2068" calcext:value-type="float">
            <text:p>2068</text:p>
          </table:table-cell>
          <table:table-cell office:value-type="float" office:value="31472" calcext:value-type="float">
            <text:p>31472</text:p>
          </table:table-cell>
          <table:table-cell office:value-type="float" office:value="310" calcext:value-type="float">
            <text:p>310</text:p>
          </table:table-cell>
          <table:table-cell office:value-type="float" office:value="1383" calcext:value-type="float">
            <text:p>1383</text:p>
          </table:table-cell>
          <table:table-cell office:value-type="float" office:value="1693" calcext:value-type="float">
            <text:p>1693</text:p>
          </table:table-cell>
          <table:table-cell table:number-columns-repeated="1013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formula="of:=[$'1000'.C9]"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6896981" calcext:value-type="float">
            <text:p>6896981</text:p>
          </table:table-cell>
          <table:table-cell office:value-type="float" office:value="6411892" calcext:value-type="float">
            <text:p>6411892</text:p>
          </table:table-cell>
          <table:table-cell office:value-type="float" office:value="6016" calcext:value-type="float">
            <text:p>6016</text:p>
          </table:table-cell>
          <table:table-cell office:value-type="float" office:value="52045" calcext:value-type="float">
            <text:p>52045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 table:number-columns-repeated="1013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formula="of:=[$'1000'.C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7294" calcext:value-type="float">
            <text:p>117294</text:p>
          </table:table-cell>
          <table:table-cell office:value-type="float" office:value="6742" calcext:value-type="float">
            <text:p>6742</text:p>
          </table:table-cell>
          <table:table-cell office:value-type="float" office:value="811" calcext:value-type="float">
            <text:p>811</text:p>
          </table:table-cell>
          <table:table-cell office:value-type="float" office:value="8937" calcext:value-type="float">
            <text:p>8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formula="of:=[$'1000'.C11]" office:value-type="float" office:value="4265" calcext:value-type="float">
            <text:p>426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639" calcext:value-type="float">
            <text:p>15639</text:p>
          </table:table-cell>
          <table:table-cell office:value-type="float" office:value="12996" calcext:value-type="float">
            <text:p>12996</text:p>
          </table:table-cell>
          <table:table-cell office:value-type="float" office:value="28635" calcext:value-type="float">
            <text:p>28635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elopment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101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table:formula="of:=[$'1000'.F6]" office:value-type="float" office:value="6622" calcext:value-type="float">
            <text:p>6622</text:p>
          </table:table-cell>
          <table:table-cell table:formula="of:=[$'10000'.F6]" office:value-type="float" office:value="170659" calcext:value-type="float">
            <text:p>170659</text:p>
          </table:table-cell>
          <table:table-cell table:formula="of:=[$'100000'.F6]" office:value-type="float" office:value="4391053" calcext:value-type="float">
            <text:p>4391053</text:p>
          </table:table-cell>
          <table:table-cell table:formula="of:=[$'1000000'.F6]" office:value-type="float" office:value="81901108" calcext:value-type="float">
            <text:p>81901108</text:p>
          </table:table-cell>
          <table:table-cell table:number-columns-repeated="101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table:formula="of:=[$'1000'.F11]" office:value-type="float" office:value="25691" calcext:value-type="float">
            <text:p>25691</text:p>
          </table:table-cell>
          <table:table-cell table:formula="of:=[$'10000'.F11]" office:value-type="float" office:value="560876" calcext:value-type="float">
            <text:p>560876</text:p>
          </table:table-cell>
          <table:table-cell table:formula="of:=[$'100000'.F11]" office:value-type="float" office:value="8559385" calcext:value-type="float">
            <text:p>8559385</text:p>
          </table:table-cell>
          <table:table-cell table:formula="of:=[$'1000000'.F11]" office:value-type="string" office:string-value="INF" calcext:value-type="string">
            <text:p>INF</text:p>
          </table:table-cell>
          <table:table-cell table:number-columns-repeated="101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table:formula="of:=[$'1000'.F16]" office:value-type="float" office:value="11767" calcext:value-type="float">
            <text:p>11767</text:p>
          </table:table-cell>
          <table:table-cell table:formula="of:=[$'10000'.F16]" office:value-type="float" office:value="560811" calcext:value-type="float">
            <text:p>560811</text:p>
          </table:table-cell>
          <table:table-cell table:formula="of:=[$'100000'.F16]" office:value-type="float" office:value="15204180" calcext:value-type="float">
            <text:p>15204180</text:p>
          </table:table-cell>
          <table:table-cell table:formula="of:=[$'1000000'.F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time" table:style-name="ta6">
        <office:forms form:automatic-focus="false" form:apply-design-mode="false"/>
        <table:shapes>
          <draw:frame draw:z-index="0" draw:style-name="gr1" draw:text-style-name="P1" svg:width="159.99mm" svg:height="89.99mm" svg:x="0.01mm" svg:y="0.01mm">
            <loext:p draw:notify-on-update-of-ranges="'1000'.A2:'1000'.A18 '1000'.F1:'1000'.F1 '1000'.F2:'1000'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3.29mm" svg:y="0mm">
            <loext:p draw:notify-on-update-of-ranges="'10000'.A2:'10000'.A18 '10000'.F1:'10000'.F1 '10000'.F2:'10000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94.83mm">
            <loext:p draw:notify-on-update-of-ranges="'100000'.A2:'100000'.A18 '100000'.F1:'100000'.F1 '100000'.F2:'100000'.F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3.28mm" svg:y="94.83mm">
            <loext:p draw:notify-on-update-of-ranges="Development.B1:Development.E1 Development.A2:Development.A2 Development.B2:Development.E2 Development.A3:Development.A3 Development.B3:Development.E3 Development.A4:Development.A4 Development.B4:Development.E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29.03mm" svg:y="96.16mm">
            <loext:p draw:notify-on-update-of-ranges="'1000'.A2:'1000'.A18 '1000'.C1:'1000'.C1 '1000'.C2:'1000'.C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30.42mm" svg:y="0.28mm">
            <loext:p draw:notify-on-update-of-ranges="'1000'.A2:'1000'.A18 '1000'.I1:'1000'.I1 '1000'.I2:'1000'.I18 '1000'.J1:'1000'.J1 '1000'.J2:'1000'.J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Derivations" table:style-name="ta6">
        <table:shapes>
          <draw:frame draw:z-index="0" draw:style-name="gr1" draw:text-style-name="P1" svg:width="159.99mm" svg:height="89.99mm" svg:x="0.01mm" svg:y="0.01mm">
            <loext:p draw:notify-on-update-of-ranges="'1000'.A2:'1000'.A18 '1000'.H1:'1000'.H1 '1000'.H2:'1000'.H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0mm" svg:y="97.48mm">
            <loext:p draw:notify-on-update-of-ranges="'100000'.A2:'100000'.A18 '100000'.H1:'100000'.H1 '100000'.H2:'100000'.H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65.76mm" svg:y="0mm">
            <loext:p draw:notify-on-update-of-ranges="'10000'.A2:'10000'.A18 '10000'.H1:'10000'.H1 '10000'.H2:'10000'.H1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329.57mm" svg:y="95.88mm">
            <loext:p draw:notify-on-update-of-ranges="'1000'.A2:'1000'.A18 '1000'.C1:'1000'.C1 '1000'.C2:'1000'.C1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9mm" svg:height="89.99mm" svg:x="330.96mm" svg:y="0mm">
            <loext:p draw:notify-on-update-of-ranges="'1000'.A2:'1000'.A18 '1000'.I1:'1000'.I1 '1000'.I2:'1000'.I18 '1000'.J1:'1000'.J1 '1000'.J2:'1000'.J1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20:51:51.48398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00" style:display-name="PageStyle_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" style:display-name="PageStyle_1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0" style:display-name="PageStyle_10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00" style:display-name="PageStyle_100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time" style:display-name="PageStyle_Run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rivations" style:display-name="PageStyle_Deri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time_20_development" style:display-name="PageStyle_Runtime develop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3T20:57:42.267176587</dc:date>
    <meta:editing-duration>PT30M32S</meta:editing-duration>
    <meta:editing-cycles>11</meta:editing-cycles>
    <meta:document-statistic meta:table-count="7" meta:cell-count="73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Runtime materialization for 1,000 entities</text:p>
        </chart:title>
        <chart:plot-area chart:style-name="ch3" table:cell-range-address="'1000'.A2:'1000'.A18 '1000'.F1:'1000'.F18" chart:data-source-has-labels="both" svg:x="1.331cm" svg:y="1.275cm" svg:width="14.349cm" svg:height="7.545cm">
          <chartooo:coordinate-region svg:x="2.508cm" svg:y="1.275cm" svg:width="13.172cm" svg:height="4.122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7.234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'1000'.F2:'1000'.F18" chart:label-cell-address="'1000'.F1:'1000'.F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 in ms</text:p>
                <draw:g>
                  <svg:desc>'1000'.F1:'1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44">
                <text:p>44</text:p>
                <draw:g>
                  <svg:desc>'1000'.F2:'1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5691">
                <text:p>2569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Number of constrained properties</text:p>
        </chart:title>
        <chart:plot-area chart:style-name="ch3" table:cell-range-address="'1000'.A2:'1000'.A18 '1000'.C1:'1000'.C18" chart:data-source-has-labels="both" svg:x="0.685cm" svg:y="1.076cm" svg:width="14.994cm" svg:height="7.543cm">
          <chartooo:coordinate-region svg:x="1.677cm" svg:y="1.275cm" svg:width="14.002cm" svg:height="4.12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04cm" svg:y="0.316cm" chart:style-name="ch2">
          <text:p>Number of rules and demand rules</text:p>
        </chart:title>
        <chart:legend chart:legend-position="top" svg:x="5.96cm" svg:y="1.28cm" style:legend-expansion="wide" chart:style-name="ch3"/>
        <chart:plot-area chart:style-name="ch4" table:cell-range-address="'1000'.A2:'1000'.A18 '1000'.I1:'1000'.J18" chart:data-source-has-labels="both" svg:x="0.32cm" svg:y="2.058cm" svg:width="15.36cm" svg:height="6.762cm">
          <chartooo:coordinate-region svg:x="1.497cm" svg:y="2.058cm" svg:width="14.183cm" svg:height="3.339cm"/>
          <chart:axis chart:dimension="x" chart:name="primary-x" chart:style-name="ch5" chartooo:axis-type="auto">
            <chartooo:date-scale/>
            <chart:categories table:cell-range-address="'1000'.A2:'1000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repeated="17"/>
          </chart:series>
          <chart:series chart:style-name="ch9" chart:values-cell-range-address="'1000'.J2:'1000'.J18" chart:label-cell-address="'1000'.J1:'1000'.J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5cm" svg:y="0.316cm" chart:style-name="ch2">
          <text:p>Runtime materialization for 10,000 entities</text:p>
        </chart:title>
        <chart:plot-area chart:style-name="ch3" table:cell-range-address="'10000'.A2:'10000'.A18 '10000'.F1:'10000'.F18" chart:data-source-has-labels="both" svg:x="1.331cm" svg:y="1.275cm" svg:width="14.349cm" svg:height="7.545cm">
          <chartooo:coordinate-region svg:x="2.693cm" svg:y="1.275cm" svg:width="12.987cm" svg:height="4.122cm"/>
          <chart:axis chart:dimension="x" chart:name="primary-x" chart:style-name="ch4" chartooo:axis-type="auto">
            <chartooo:date-scale/>
            <chart:categories table:cell-range-address="'10000'.A2:'10000'.A18"/>
          </chart:axis>
          <chart:axis chart:dimension="y" chart:name="primary-y" chart:style-name="ch5">
            <chart:title svg:x="0.451cm" svg:y="7.234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'10000'.F2:'10000'.F18" chart:label-cell-address="'10000'.F1:'10000'.F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'.F1:'10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77">
                <text:p>77</text:p>
                <draw:g>
                  <svg:desc>'10000'.F2:'10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0659">
                <text:p>170659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560876">
                <text:p>5608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560811">
                <text:p>560811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Runtime materialization for 100,000 entities</text:p>
        </chart:title>
        <chart:plot-area chart:style-name="ch3" table:cell-range-address="'100000'.A2:'100000'.A18 '100000'.F1:'100000'.F18" chart:data-source-has-labels="both" svg:x="1.331cm" svg:y="1.275cm" svg:width="14.349cm" svg:height="7.545cm">
          <chartooo:coordinate-region svg:x="3.197cm" svg:y="1.275cm" svg:width="12.405cm" svg:height="4.121cm"/>
          <chart:axis chart:dimension="x" chart:name="primary-x" chart:style-name="ch4" chartooo:axis-type="auto">
            <chartooo:date-scale/>
            <chart:categories table:cell-range-address="'100000'.A2:'100000'.A18"/>
          </chart:axis>
          <chart:axis chart:dimension="y" chart:name="primary-y" chart:style-name="ch5">
            <chart:title svg:x="0.451cm" svg:y="7.234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'100000'.F2:'100000'.F18" chart:label-cell-address="'100000'.F1:'100000'.F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0'.F1:'100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671">
                <text:p>671</text:p>
                <draw:g>
                  <svg:desc>'100000'.F2:'100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391053">
                <text:p>439105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8620">
                <text:p>18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0329">
                <text:p>5032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8559385">
                <text:p>855938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43647">
                <text:p>4364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2085">
                <text:p>5208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5204180">
                <text:p>1520418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84">
                <text:p>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minimum="1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09cm" svg:y="0.316cm" chart:style-name="ch2">
          <text:p>Runtime development with increasing entity count</text:p>
        </chart:title>
        <chart:legend chart:legend-position="top" svg:x="2.396cm" svg:y="1.28cm" style:legend-expansion="wide" chart:style-name="ch3"/>
        <chart:plot-area chart:style-name="ch4" table:cell-range-address="Development.B1:Development.E4 Development.A2:Development.A4" chart:data-source-has-labels="both" svg:x="1.331cm" svg:y="2.058cm" svg:width="14.349cm" svg:height="6.762cm">
          <chartooo:coordinate-region svg:x="2.799cm" svg:y="2.257cm" svg:width="11.463cm" svg:height="5.916cm"/>
          <chart:axis chart:dimension="x" chart:name="primary-x" chart:style-name="ch5" chartooo:axis-type="auto">
            <chartooo:date-scale/>
            <chart:categories table:cell-range-address="Development.B1:Development.E1"/>
          </chart:axis>
          <chart:axis chart:dimension="y" chart:name="primary-y" chart:style-name="ch6">
            <chart:title svg:x="0.451cm" svg:y="7.626cm" chart:style-name="ch7">
              <text:p>Runtime materialization in ms</text:p>
            </chart:title>
            <chart:grid chart:style-name="ch8" chart:class="major"/>
          </chart:axis>
          <chart:series chart:style-name="ch9" chart:values-cell-range-address="Development.B2:Development.E2" chart:label-cell-address="Development.A2:Development.A2" chart:class="chart:line">
            <chart:data-point chart:repeated="4"/>
          </chart:series>
          <chart:series chart:style-name="ch10" chart:values-cell-range-address="Development.B3:Development.E3" chart:label-cell-address="Development.A3:Development.A3" chart:class="chart:line">
            <chart:data-point chart:repeated="4"/>
          </chart:series>
          <chart:series chart:style-name="ch11" chart:values-cell-range-address="Development.B4:Development.E4" chart:label-cell-address="Development.A4:Development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Development.B1:Development.E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Development.A2:Development.A2</svg:desc>
                </draw:g>
              </table:table-cell>
              <table:table-cell office:value-type="float" office:value="6622">
                <text:p>6622</text:p>
                <draw:g>
                  <svg:desc>Development.B2:Development.E2</svg:desc>
                </draw:g>
              </table:table-cell>
              <table:table-cell office:value-type="float" office:value="170659">
                <text:p>170659</text:p>
              </table:table-cell>
              <table:table-cell office:value-type="float" office:value="4391053">
                <text:p>4391053</text:p>
              </table:table-cell>
              <table:table-cell office:value-type="float" office:value="81901108">
                <text:p>81901108</text:p>
              </table:table-cell>
            </table:table-row>
            <table:table-row>
              <table:table-cell office:value-type="string">
                <text:p>Item requires statement</text:p>
                <draw:g>
                  <svg:desc>Development.A3:Development.A3</svg:desc>
                </draw:g>
              </table:table-cell>
              <table:table-cell office:value-type="float" office:value="25691">
                <text:p>25691</text:p>
                <draw:g>
                  <svg:desc>Development.B3:Development.E3</svg:desc>
                </draw:g>
              </table:table-cell>
              <table:table-cell office:value-type="float" office:value="560876">
                <text:p>560876</text:p>
              </table:table-cell>
              <table:table-cell office:value-type="float" office:value="8559385">
                <text:p>855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value</text:p>
                <draw:g>
                  <svg:desc>Development.A4:Development.A4</svg:desc>
                </draw:g>
              </table:table-cell>
              <table:table-cell office:value-type="float" office:value="11767">
                <text:p>11767</text:p>
                <draw:g>
                  <svg:desc>Development.B4:Development.E4</svg:desc>
                </draw:g>
              </table:table-cell>
              <table:table-cell office:value-type="float" office:value="560811">
                <text:p>560811</text:p>
              </table:table-cell>
              <table:table-cell office:value-type="float" office:value="15204180">
                <text:p>15204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Number of constrained properties</text:p>
        </chart:title>
        <chart:plot-area chart:style-name="ch3" table:cell-range-address="'1000'.A2:'1000'.A18 '1000'.C1:'1000'.C18" chart:data-source-has-labels="both" svg:x="0.685cm" svg:y="1.076cm" svg:width="14.994cm" svg:height="7.543cm">
          <chartooo:coordinate-region svg:x="1.677cm" svg:y="1.275cm" svg:width="14.002cm" svg:height="4.12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04cm" svg:y="0.316cm" chart:style-name="ch2">
          <text:p>Number of rules and demand rules</text:p>
        </chart:title>
        <chart:legend chart:legend-position="top" svg:x="5.96cm" svg:y="1.28cm" style:legend-expansion="wide" chart:style-name="ch3"/>
        <chart:plot-area chart:style-name="ch4" table:cell-range-address="'1000'.A2:'1000'.A18 '1000'.I1:'1000'.J18" chart:data-source-has-labels="both" svg:x="0.32cm" svg:y="2.058cm" svg:width="15.36cm" svg:height="6.762cm">
          <chartooo:coordinate-region svg:x="1.497cm" svg:y="2.058cm" svg:width="14.183cm" svg:height="3.339cm"/>
          <chart:axis chart:dimension="x" chart:name="primary-x" chart:style-name="ch5" chartooo:axis-type="auto">
            <chartooo:date-scale/>
            <chart:categories table:cell-range-address="'1000'.A2:'1000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repeated="17"/>
          </chart:series>
          <chart:series chart:style-name="ch9" chart:values-cell-range-address="'1000'.J2:'1000'.J18" chart:label-cell-address="'1000'.J1:'1000'.J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Number of derivations for 1,000 entities</text:p>
        </chart:title>
        <chart:plot-area chart:style-name="ch3" table:cell-range-address="'1000'.A2:'1000'.A18 '1000'.H1:'1000'.H18" chart:data-source-has-labels="both" svg:x="0.32cm" svg:y="1.275cm" svg:width="15.36cm" svg:height="7.545cm">
          <chartooo:coordinate-region svg:x="1.497cm" svg:y="1.275cm" svg:width="14.183cm" svg:height="4.122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0'.H2:'1000'.H18" chart:label-cell-address="'1000'.H1:'1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'.H1:'1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85">
                <text:p>85</text:p>
                <draw:g>
                  <svg:desc>'1000'.H2:'1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76cm" svg:y="0.316cm" chart:style-name="ch2">
          <text:p>Number of derivations for 100,000 entities</text:p>
        </chart:title>
        <chart:plot-area chart:style-name="ch3" table:cell-range-address="'100000'.A2:'100000'.A18 '100000'.H1:'100000'.H18" chart:data-source-has-labels="both" svg:x="0.32cm" svg:y="1.275cm" svg:width="15.36cm" svg:height="7.545cm">
          <chartooo:coordinate-region svg:x="1.867cm" svg:y="1.275cm" svg:width="13.813cm" svg:height="4.122cm"/>
          <chart:axis chart:dimension="x" chart:name="primary-x" chart:style-name="ch4" chartooo:axis-type="auto">
            <chartooo:date-scale/>
            <chart:categories table:cell-range-address="'100000'.A2:'100000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000'.H2:'100000'.H18" chart:label-cell-address="'100000'.H1:'100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00'.H1:'100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7567">
                <text:p>7567</text:p>
                <draw:g>
                  <svg:desc>'100000'.H2:'100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66111">
                <text:p>16611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271744">
                <text:p>127174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35396">
                <text:p>23539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8372">
                <text:p>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Number of derivations for 10,000 entities</text:p>
        </chart:title>
        <chart:plot-area chart:style-name="ch3" table:cell-range-address="'10000'.A2:'10000'.A18 '10000'.H1:'10000'.H18" chart:data-source-has-labels="both" svg:x="0.32cm" svg:y="1.275cm" svg:width="15.36cm" svg:height="7.545cm">
          <chartooo:coordinate-region svg:x="1.682cm" svg:y="1.275cm" svg:width="13.998cm" svg:height="4.122cm"/>
          <chart:axis chart:dimension="x" chart:name="primary-x" chart:style-name="ch4" chartooo:axis-type="auto">
            <chartooo:date-scale/>
            <chart:categories table:cell-range-address="'10000'.A2:'10000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00'.H2:'10000'.H18" chart:label-cell-address="'10000'.H1:'10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0'.H1:'10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642">
                <text:p>642</text:p>
                <draw:g>
                  <svg:desc>'10000'.H2:'10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47359">
                <text:p>147359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0639">
                <text:p>3063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310">
                <text:p>73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